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>
          <table:table-cell/>
          <table:table-cell office:value-type="string">
            <text:p>p</text:p>
          </table:table-cell>
          <table:table-cell table:style-name="ce4" office:value-type="float" office:value="0.00000063">
            <text:p>6,30E-007</text:p>
          </table:table-cell>
          <table:table-cell office:value-type="string">
            <text:p>mbar</text:p>
          </table:table-cell>
          <table:table-cell/>
          <table:table-cell table:style-name="ce4" office:value-type="float" office:value="0.0000041">
            <text:p>4,10E-006</text:p>
          </table:table-cell>
          <table:table-cell office:value-type="string">
            <text:p>mbar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formula="of:=[.C1]/1000" office:value-type="float" office:value="0.00000000063">
            <text:p>6,3E-010</text:p>
          </table:table-cell>
          <table:table-cell office:value-type="string">
            <text:p>bar</text:p>
          </table:table-cell>
          <table:table-cell/>
          <table:table-cell table:formula="of:=[.F1]/1000" office:value-type="float" office:value="0.0000000041">
            <text:p>4,1E-009</text:p>
          </table:table-cell>
          <table:table-cell office:value-type="string">
            <text:p>bar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p1</text:p>
          </table:table-cell>
          <table:table-cell table:style-name="ce5" table:formula="of:=[.C2]*100000" office:value-type="float" office:value="0.000063">
            <text:p>6,30E-005</text:p>
          </table:table-cell>
          <table:table-cell table:style-name="ce6" office:value-type="string">
            <text:p>Pa</text:p>
          </table:table-cell>
          <table:table-cell/>
          <table:table-cell table:style-name="ce1" office:value-type="string">
            <text:p>p2</text:p>
          </table:table-cell>
          <table:table-cell table:style-name="ce5" table:formula="of:=[.F2]*100000" office:value-type="float" office:value="0.00041">
            <text:p>4,10E-004</text:p>
          </table:table-cell>
          <table:table-cell table:style-name="ce6" office:value-type="string">
            <text:p>Pa</text:p>
          </table:table-cell>
          <table:table-cell/>
          <table:table-cell table:style-name="ce1" office:value-type="string">
            <text:p>Ie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mA</text:p>
          </table:table-cell>
          <table:table-cell table:number-columns-repeated="2"/>
          <table:table-cell table:style-name="ce1" office:value-type="string">
            <text:p>I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A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Ic/Ie</text:p>
          </table:table-cell>
          <table:table-cell table:style-name="ce2" office:value-type="string">
            <text:p>Ie[A]</text:p>
          </table:table-cell>
          <table:table-cell table:style-name="ce2" office:value-type="string">
            <text:p>Ic [A]</text:p>
          </table:table-cell>
          <table:table-cell/>
          <table:table-cell table:style-name="ce2" office:value-type="string">
            <text:p>Ic/Ie</text:p>
          </table:table-cell>
          <table:table-cell table:style-name="ce2" office:value-type="string">
            <text:p>Ie[A]</text:p>
          </table:table-cell>
          <table:table-cell table:style-name="ce2" office:value-type="string">
            <text:p>Ic [A]</text:p>
          </table:table-cell>
          <table:table-cell office:value-type="string">
            <text:p>p[mbar]</text:p>
          </table:table-cell>
          <table:table-cell table:style-name="ce2" office:value-type="string">
            <text:p>p[Pa]</text:p>
          </table:table-cell>
          <table:table-cell table:style-name="ce2" office:value-type="string">
            <text:p>Ic/Ie</text:p>
          </table:table-cell>
          <table:table-cell table:style-name="ce2" office:value-type="string">
            <text:p>K [Pa-1]</text:p>
          </table:table-cell>
          <table:table-cell/>
          <table:table-cell office:value-type="string">
            <text:p>p[mbar]</text:p>
          </table:table-cell>
          <table:table-cell table:style-name="ce2" office:value-type="string">
            <text:p>p[Pa]</text:p>
          </table:table-cell>
          <table:table-cell table:style-name="ce2" office:value-type="string">
            <text:p>Ic/Ie</text:p>
          </table:table-cell>
          <table:table-cell table:style-name="ce2" office:value-type="string">
            <text:p>K [Pa-1]</text:p>
          </table:table-cell>
        </table:table-row>
        <table:table-row table:style-name="ro1">
          <table:table-cell/>
          <table:table-cell table:style-name="ce3" office:value-type="float" office:value="0.0000144">
            <text:p>1,44E-005</text:p>
          </table:table-cell>
          <table:table-cell table:style-name="ce3" table:formula="of:=[.A20]/1000" office:value-type="float" office:value="0.0001">
            <text:p>1,00E-004</text:p>
          </table:table-cell>
          <table:table-cell table:style-name="ce7" table:formula="of:=[.C6]*[.B6]" office:value-type="float" office:value="0.00000000144">
            <text:p>1,44E-009</text:p>
          </table:table-cell>
          <table:table-cell/>
          <table:table-cell table:style-name="ce3" office:value-type="float" office:value="0.0000308">
            <text:p>3,08E-005</text:p>
          </table:table-cell>
          <table:table-cell table:style-name="ce3" table:formula="of:=[.G21]/1000" office:value-type="float" office:value="0.0001">
            <text:p>1,00E-004</text:p>
          </table:table-cell>
          <table:table-cell table:style-name="ce7" table:formula="of:=[.F6]*[.G6]" office:value-type="float" office:value="0.00000000308">
            <text:p>3,08E-009</text:p>
          </table:table-cell>
          <table:table-cell table:style-name="ce4" office:value-type="float" office:value="0.0000043">
            <text:p>4,30E-006</text:p>
          </table:table-cell>
          <table:table-cell table:formula="of:=[.I6]*100" office:value-type="float" office:value="0.00043">
            <text:p>4,30E-004</text:p>
          </table:table-cell>
          <table:table-cell office:value-type="float" office:value="0.0000319">
            <text:p>3,19E-005</text:p>
          </table:table-cell>
          <table:table-cell table:formula="of:=[.K6]/[.J6]" office:value-type="float" office:value="0.0741860465116279">
            <text:p>7,42E-002</text:p>
          </table:table-cell>
          <table:table-cell/>
          <table:table-cell table:style-name="ce4" office:value-type="float" office:value="0.000041">
            <text:p>4,10E-005</text:p>
          </table:table-cell>
          <table:table-cell table:formula="of:=[.N6]*100" office:value-type="float" office:value="0.0041">
            <text:p>4,10E-003</text:p>
          </table:table-cell>
          <table:table-cell office:value-type="float" office:value="0.000201">
            <text:p>2,01E-004</text:p>
          </table:table-cell>
          <table:table-cell table:formula="of:=[.P6]/[.O6]" office:value-type="float" office:value="0.0490243902439024">
            <text:p>4,90E-002</text:p>
          </table:table-cell>
        </table:table-row>
        <table:table-row table:style-name="ro1">
          <table:table-cell/>
          <table:table-cell table:style-name="ce3" office:value-type="float" office:value="0.0000146">
            <text:p>1,46E-005</text:p>
          </table:table-cell>
          <table:table-cell table:style-name="ce3" table:formula="of:=[.A21]/1000" office:value-type="float" office:value="0.0002">
            <text:p>2,00E-004</text:p>
          </table:table-cell>
          <table:table-cell table:style-name="ce7" table:formula="of:=[.C7]*[.B7]" office:value-type="float" office:value="0.00000000292">
            <text:p>2,92E-009</text:p>
          </table:table-cell>
          <table:table-cell/>
          <table:table-cell table:style-name="ce3" office:value-type="float" office:value="0.0000308">
            <text:p>3,08E-005</text:p>
          </table:table-cell>
          <table:table-cell table:style-name="ce3" table:formula="of:=[.G22]/1000" office:value-type="float" office:value="0.0002">
            <text:p>2,00E-004</text:p>
          </table:table-cell>
          <table:table-cell table:style-name="ce7" table:formula="of:=[.F7]*[.G7]" office:value-type="float" office:value="0.00000000616">
            <text:p>6,16E-009</text:p>
          </table:table-cell>
          <table:table-cell table:style-name="ce4" office:value-type="float" office:value="0.0000054">
            <text:p>5,40E-006</text:p>
          </table:table-cell>
          <table:table-cell table:formula="of:=[.I7]*100" office:value-type="float" office:value="0.00054">
            <text:p>5,40E-004</text:p>
          </table:table-cell>
          <table:table-cell office:value-type="float" office:value="0.0000373">
            <text:p>3,73E-005</text:p>
          </table:table-cell>
          <table:table-cell table:formula="of:=[.K7]/[.J7]" office:value-type="float" office:value="0.0690740740740741">
            <text:p>6,91E-002</text:p>
          </table:table-cell>
          <table:table-cell/>
          <table:table-cell table:style-name="ce4" office:value-type="float" office:value="0.000034">
            <text:p>3,40E-005</text:p>
          </table:table-cell>
          <table:table-cell table:formula="of:=[.N7]*100" office:value-type="float" office:value="0.0034">
            <text:p>3,40E-003</text:p>
          </table:table-cell>
          <table:table-cell office:value-type="float" office:value="0.00017">
            <text:p>1,70E-004</text:p>
          </table:table-cell>
          <table:table-cell table:formula="of:=[.P7]/[.O7]" office:value-type="float" office:value="0.05">
            <text:p>5,00E-002</text:p>
          </table:table-cell>
        </table:table-row>
        <table:table-row table:style-name="ro1">
          <table:table-cell/>
          <table:table-cell table:style-name="ce3" office:value-type="float" office:value="0.0000148">
            <text:p>1,48E-005</text:p>
          </table:table-cell>
          <table:table-cell table:style-name="ce3" table:formula="of:=[.A22]/1000" office:value-type="float" office:value="0.0003">
            <text:p>3,00E-004</text:p>
          </table:table-cell>
          <table:table-cell table:style-name="ce7" table:formula="of:=[.C8]*[.B8]" office:value-type="float" office:value="0.00000000444">
            <text:p>4,44E-009</text:p>
          </table:table-cell>
          <table:table-cell/>
          <table:table-cell table:style-name="ce3" office:value-type="float" office:value="0.0000311">
            <text:p>3,11E-005</text:p>
          </table:table-cell>
          <table:table-cell table:style-name="ce3" table:formula="of:=[.G23]/1000" office:value-type="float" office:value="0.0003">
            <text:p>3,00E-004</text:p>
          </table:table-cell>
          <table:table-cell table:style-name="ce7" table:formula="of:=[.F8]*[.G8]" office:value-type="float" office:value="0.00000000933">
            <text:p>9,33E-009</text:p>
          </table:table-cell>
          <table:table-cell table:style-name="ce4" office:value-type="float" office:value="0.0000061">
            <text:p>6,10E-006</text:p>
          </table:table-cell>
          <table:table-cell table:formula="of:=[.I8]*100" office:value-type="float" office:value="0.00061">
            <text:p>6,10E-004</text:p>
          </table:table-cell>
          <table:table-cell office:value-type="float" office:value="0.0000407">
            <text:p>4,07E-005</text:p>
          </table:table-cell>
          <table:table-cell table:formula="of:=[.K8]/[.J8]" office:value-type="float" office:value="0.0667213114754098">
            <text:p>6,67E-002</text:p>
          </table:table-cell>
          <table:table-cell/>
          <table:table-cell table:style-name="ce4" office:value-type="float" office:value="0.000031">
            <text:p>3,10E-005</text:p>
          </table:table-cell>
          <table:table-cell table:formula="of:=[.N8]*100" office:value-type="float" office:value="0.0031">
            <text:p>3,10E-003</text:p>
          </table:table-cell>
          <table:table-cell office:value-type="float" office:value="0.000155">
            <text:p>1,55E-004</text:p>
          </table:table-cell>
          <table:table-cell table:formula="of:=[.P8]/[.O8]" office:value-type="float" office:value="0.05">
            <text:p>5,00E-002</text:p>
          </table:table-cell>
        </table:table-row>
        <table:table-row table:style-name="ro1">
          <table:table-cell/>
          <table:table-cell table:style-name="ce3" office:value-type="float" office:value="0.000015">
            <text:p>1,50E-005</text:p>
          </table:table-cell>
          <table:table-cell table:style-name="ce3" table:formula="of:=[.A23]/1000" office:value-type="float" office:value="0.0004">
            <text:p>4,00E-004</text:p>
          </table:table-cell>
          <table:table-cell table:style-name="ce3" table:formula="of:=[.C9]*[.B9]" office:value-type="float" office:value="0.000000006">
            <text:p>6,00E-009</text:p>
          </table:table-cell>
          <table:table-cell/>
          <table:table-cell table:style-name="ce3" office:value-type="float" office:value="0.0000313">
            <text:p>3,13E-005</text:p>
          </table:table-cell>
          <table:table-cell table:style-name="ce3" table:formula="of:=[.G24]/1000" office:value-type="float" office:value="0.0004">
            <text:p>4,00E-004</text:p>
          </table:table-cell>
          <table:table-cell table:style-name="ce7" table:formula="of:=[.F9]*[.G9]" office:value-type="float" office:value="0.00000001252">
            <text:p>1,252E-008</text:p>
          </table:table-cell>
          <table:table-cell table:style-name="ce4" office:value-type="float" office:value="0.0000066">
            <text:p>6,60E-006</text:p>
          </table:table-cell>
          <table:table-cell table:formula="of:=[.I9]*100" office:value-type="float" office:value="0.00066">
            <text:p>6,60E-004</text:p>
          </table:table-cell>
          <table:table-cell office:value-type="float" office:value="0.0000432">
            <text:p>4,32E-005</text:p>
          </table:table-cell>
          <table:table-cell table:formula="of:=[.K9]/[.J9]" office:value-type="float" office:value="0.0654545454545455">
            <text:p>6,55E-002</text:p>
          </table:table-cell>
          <table:table-cell/>
          <table:table-cell table:style-name="ce4" office:value-type="float" office:value="0.000025">
            <text:p>2,50E-005</text:p>
          </table:table-cell>
          <table:table-cell table:formula="of:=[.N9]*100" office:value-type="float" office:value="0.0025">
            <text:p>2,50E-003</text:p>
          </table:table-cell>
          <table:table-cell office:value-type="float" office:value="0.000127">
            <text:p>1,27E-004</text:p>
          </table:table-cell>
          <table:table-cell table:formula="of:=[.P9]/[.O9]" office:value-type="float" office:value="0.0508">
            <text:p>5,08E-002</text:p>
          </table:table-cell>
        </table:table-row>
        <table:table-row table:style-name="ro1">
          <table:table-cell/>
          <table:table-cell table:style-name="ce3" office:value-type="float" office:value="0.0000152">
            <text:p>1,52E-005</text:p>
          </table:table-cell>
          <table:table-cell table:style-name="ce3" table:formula="of:=[.A24]/1000" office:value-type="float" office:value="0.0005">
            <text:p>5,00E-004</text:p>
          </table:table-cell>
          <table:table-cell table:style-name="ce7" table:formula="of:=[.C10]*[.B10]" office:value-type="float" office:value="0.0000000076">
            <text:p>7,6E-009</text:p>
          </table:table-cell>
          <table:table-cell/>
          <table:table-cell table:style-name="ce3" office:value-type="float" office:value="0.0000315">
            <text:p>3,15E-005</text:p>
          </table:table-cell>
          <table:table-cell table:style-name="ce3" table:formula="of:=[.G25]/1000" office:value-type="float" office:value="0.0005">
            <text:p>5,00E-004</text:p>
          </table:table-cell>
          <table:table-cell table:style-name="ce7" table:formula="of:=[.F10]*[.G10]" office:value-type="float" office:value="0.00000001575">
            <text:p>1,575E-008</text:p>
          </table:table-cell>
          <table:table-cell table:style-name="ce4" office:value-type="float" office:value="0.0000073">
            <text:p>7,30E-006</text:p>
          </table:table-cell>
          <table:table-cell table:formula="of:=[.I10]*100" office:value-type="float" office:value="0.00073">
            <text:p>7,30E-004</text:p>
          </table:table-cell>
          <table:table-cell office:value-type="float" office:value="0.0000477">
            <text:p>4,77E-005</text:p>
          </table:table-cell>
          <table:table-cell table:formula="of:=[.K10]/[.J10]" office:value-type="float" office:value="0.0653424657534247">
            <text:p>6,53E-002</text:p>
          </table:table-cell>
          <table:table-cell/>
          <table:table-cell table:style-name="ce4" office:value-type="float" office:value="0.00002">
            <text:p>2,00E-005</text:p>
          </table:table-cell>
          <table:table-cell table:formula="of:=[.N10]*100" office:value-type="float" office:value="0.002">
            <text:p>2,00E-003</text:p>
          </table:table-cell>
          <table:table-cell office:value-type="float" office:value="0.000103">
            <text:p>1,03E-004</text:p>
          </table:table-cell>
          <table:table-cell table:formula="of:=[.P10]/[.O10]" office:value-type="float" office:value="0.0515">
            <text:p>5,15E-002</text:p>
          </table:table-cell>
        </table:table-row>
        <table:table-row table:style-name="ro1">
          <table:table-cell/>
          <table:table-cell table:style-name="ce3" office:value-type="float" office:value="0.0000153">
            <text:p>1,53E-005</text:p>
          </table:table-cell>
          <table:table-cell table:style-name="ce3" table:formula="of:=[.A25]/1000" office:value-type="float" office:value="0.0006">
            <text:p>6,00E-004</text:p>
          </table:table-cell>
          <table:table-cell table:style-name="ce7" table:formula="of:=[.C11]*[.B11]" office:value-type="float" office:value="0.00000000918">
            <text:p>9,18E-009</text:p>
          </table:table-cell>
          <table:table-cell/>
          <table:table-cell table:style-name="ce3" office:value-type="float" office:value="0.0000317">
            <text:p>3,17E-005</text:p>
          </table:table-cell>
          <table:table-cell table:style-name="ce3" table:formula="of:=[.G26]/1000" office:value-type="float" office:value="0.0006">
            <text:p>6,00E-004</text:p>
          </table:table-cell>
          <table:table-cell table:style-name="ce3" table:formula="of:=[.F11]*[.G11]" office:value-type="float" office:value="0.00000001902">
            <text:p>1,90E-008</text:p>
          </table:table-cell>
          <table:table-cell table:style-name="ce4" office:value-type="float" office:value="0.0000083">
            <text:p>8,30E-006</text:p>
          </table:table-cell>
          <table:table-cell table:formula="of:=[.I11]*100" office:value-type="float" office:value="0.00083">
            <text:p>8,30E-004</text:p>
          </table:table-cell>
          <table:table-cell office:value-type="float" office:value="0.0000528">
            <text:p>5,28E-005</text:p>
          </table:table-cell>
          <table:table-cell table:formula="of:=[.K11]/[.J11]" office:value-type="float" office:value="0.0636144578313253">
            <text:p>6,36E-002</text:p>
          </table:table-cell>
          <table:table-cell/>
          <table:table-cell table:style-name="ce4" office:value-type="float" office:value="0.000014">
            <text:p>1,40E-005</text:p>
          </table:table-cell>
          <table:table-cell table:formula="of:=[.N11]*100" office:value-type="float" office:value="0.0014">
            <text:p>1,40E-003</text:p>
          </table:table-cell>
          <table:table-cell office:value-type="float" office:value="0.0000766">
            <text:p>7,66E-005</text:p>
          </table:table-cell>
          <table:table-cell table:formula="of:=[.P11]/[.O11]" office:value-type="float" office:value="0.0547142857142857">
            <text:p>5,47E-002</text:p>
          </table:table-cell>
        </table:table-row>
        <table:table-row table:style-name="ro1">
          <table:table-cell/>
          <table:table-cell table:style-name="ce3" office:value-type="float" office:value="0.0000155">
            <text:p>1,55E-005</text:p>
          </table:table-cell>
          <table:table-cell table:style-name="ce3" table:formula="of:=[.A26]/1000" office:value-type="float" office:value="0.0007">
            <text:p>7,00E-004</text:p>
          </table:table-cell>
          <table:table-cell table:style-name="ce7" table:formula="of:=[.C12]*[.B12]" office:value-type="float" office:value="0.00000001085">
            <text:p>1,085E-008</text:p>
          </table:table-cell>
          <table:table-cell/>
          <table:table-cell table:style-name="ce3" office:value-type="float" office:value="0.0000319">
            <text:p>3,19E-005</text:p>
          </table:table-cell>
          <table:table-cell table:style-name="ce3" table:formula="of:=[.G27]/1000" office:value-type="float" office:value="0.0007">
            <text:p>7,00E-004</text:p>
          </table:table-cell>
          <table:table-cell table:style-name="ce7" table:formula="of:=[.F12]*[.G12]" office:value-type="float" office:value="0.00000002233">
            <text:p>2,233E-008</text:p>
          </table:table-cell>
          <table:table-cell table:style-name="ce4" office:value-type="float" office:value="0.0000091">
            <text:p>9,10E-006</text:p>
          </table:table-cell>
          <table:table-cell table:formula="of:=[.I12]*100" office:value-type="float" office:value="0.00091">
            <text:p>9,10E-004</text:p>
          </table:table-cell>
          <table:table-cell office:value-type="float" office:value="0.0000569">
            <text:p>5,69E-005</text:p>
          </table:table-cell>
          <table:table-cell table:formula="of:=[.K12]/[.J12]" office:value-type="float" office:value="0.0625274725274725">
            <text:p>6,25E-002</text:p>
          </table:table-cell>
          <table:table-cell/>
          <table:table-cell table:style-name="ce4" office:value-type="float" office:value="0.000011">
            <text:p>1,10E-005</text:p>
          </table:table-cell>
          <table:table-cell table:formula="of:=[.N12]*100" office:value-type="float" office:value="0.0011">
            <text:p>1,10E-003</text:p>
          </table:table-cell>
          <table:table-cell office:value-type="float" office:value="0.000062">
            <text:p>6,20E-005</text:p>
          </table:table-cell>
          <table:table-cell table:formula="of:=[.P12]/[.O12]" office:value-type="float" office:value="0.0563636363636364">
            <text:p>5,64E-002</text:p>
          </table:table-cell>
        </table:table-row>
        <table:table-row table:style-name="ro1">
          <table:table-cell/>
          <table:table-cell table:style-name="ce3" office:value-type="float" office:value="0.0000156">
            <text:p>1,56E-005</text:p>
          </table:table-cell>
          <table:table-cell table:style-name="ce3" table:formula="of:=[.A27]/1000" office:value-type="float" office:value="0.0008">
            <text:p>8,00E-004</text:p>
          </table:table-cell>
          <table:table-cell table:style-name="ce7" table:formula="of:=[.C13]*[.B13]" office:value-type="float" office:value="0.00000001248">
            <text:p>1,248E-008</text:p>
          </table:table-cell>
          <table:table-cell/>
          <table:table-cell table:style-name="ce3" office:value-type="float" office:value="0.000032">
            <text:p>3,20E-005</text:p>
          </table:table-cell>
          <table:table-cell table:style-name="ce3" table:formula="of:=[.G28]/1000" office:value-type="float" office:value="0.0008">
            <text:p>8,00E-004</text:p>
          </table:table-cell>
          <table:table-cell table:style-name="ce7" table:formula="of:=[.F13]*[.G13]" office:value-type="float" office:value="0.0000000256">
            <text:p>2,56E-008</text:p>
          </table:table-cell>
          <table:table-cell table:style-name="ce4" office:value-type="float" office:value="0.0000099">
            <text:p>9,90E-006</text:p>
          </table:table-cell>
          <table:table-cell table:formula="of:=[.I13]*100" office:value-type="float" office:value="0.00099">
            <text:p>9,90E-004</text:p>
          </table:table-cell>
          <table:table-cell office:value-type="float" office:value="0.0000611">
            <text:p>6,11E-005</text:p>
          </table:table-cell>
          <table:table-cell table:formula="of:=[.K13]/[.J13]" office:value-type="float" office:value="0.0617171717171717">
            <text:p>6,17E-002</text:p>
          </table:table-cell>
          <table:table-cell/>
          <table:table-cell table:style-name="ce4" office:value-type="float" office:value="0.0000091">
            <text:p>9,10E-006</text:p>
          </table:table-cell>
          <table:table-cell table:formula="of:=[.N13]*100" office:value-type="float" office:value="0.00091">
            <text:p>9,10E-004</text:p>
          </table:table-cell>
          <table:table-cell office:value-type="float" office:value="0.0000519">
            <text:p>5,19E-005</text:p>
          </table:table-cell>
          <table:table-cell table:formula="of:=[.P13]/[.O13]" office:value-type="float" office:value="0.057032967032967">
            <text:p>5,70E-002</text:p>
          </table:table-cell>
        </table:table-row>
        <table:table-row table:style-name="ro1">
          <table:table-cell/>
          <table:table-cell table:style-name="ce3" office:value-type="float" office:value="0.0000158">
            <text:p>1,58E-005</text:p>
          </table:table-cell>
          <table:table-cell table:style-name="ce3" table:formula="of:=[.A28]/1000" office:value-type="float" office:value="0.0009">
            <text:p>9,00E-004</text:p>
          </table:table-cell>
          <table:table-cell table:style-name="ce7" table:formula="of:=[.C14]*[.B14]" office:value-type="float" office:value="0.00000001422">
            <text:p>1,422E-008</text:p>
          </table:table-cell>
          <table:table-cell/>
          <table:table-cell table:style-name="ce3" office:value-type="float" office:value="0.0000321">
            <text:p>3,21E-005</text:p>
          </table:table-cell>
          <table:table-cell table:style-name="ce3" table:formula="of:=[.G29]/1000" office:value-type="float" office:value="0.0009">
            <text:p>9,00E-004</text:p>
          </table:table-cell>
          <table:table-cell table:style-name="ce7" table:formula="of:=[.F14]*[.G14]" office:value-type="float" office:value="0.00000002889">
            <text:p>2,889E-008</text:p>
          </table:table-cell>
          <table:table-cell table:style-name="ce4" office:value-type="float" office:value="0.000012">
            <text:p>1,20E-005</text:p>
          </table:table-cell>
          <table:table-cell table:formula="of:=[.I14]*100" office:value-type="float" office:value="0.0012">
            <text:p>1,20E-003</text:p>
          </table:table-cell>
          <table:table-cell office:value-type="float" office:value="0.0000713">
            <text:p>7,13E-005</text:p>
          </table:table-cell>
          <table:table-cell table:formula="of:=[.K14]/[.J14]" office:value-type="float" office:value="0.0594166666666667">
            <text:p>5,94E-002</text:p>
          </table:table-cell>
          <table:table-cell/>
          <table:table-cell table:style-name="ce4" office:value-type="float" office:value="0.0000082">
            <text:p>8,20E-006</text:p>
          </table:table-cell>
          <table:table-cell table:formula="of:=[.N14]*100" office:value-type="float" office:value="0.00082">
            <text:p>8,20E-004</text:p>
          </table:table-cell>
          <table:table-cell office:value-type="float" office:value="0.0000476">
            <text:p>4,76E-005</text:p>
          </table:table-cell>
          <table:table-cell table:formula="of:=[.P14]/[.O14]" office:value-type="float" office:value="0.0580487804878049">
            <text:p>5,80E-002</text:p>
          </table:table-cell>
        </table:table-row>
        <table:table-row table:style-name="ro1">
          <table:table-cell/>
          <table:table-cell table:style-name="ce3" office:value-type="float" office:value="0.0000159">
            <text:p>1,59E-005</text:p>
          </table:table-cell>
          <table:table-cell table:style-name="ce3" table:formula="of:=[.A29]/1000" office:value-type="float" office:value="0.001">
            <text:p>1,00E-003</text:p>
          </table:table-cell>
          <table:table-cell table:style-name="ce7" table:formula="of:=[.C15]*[.B15]" office:value-type="float" office:value="0.0000000159">
            <text:p>1,59E-008</text:p>
          </table:table-cell>
          <table:table-cell/>
          <table:table-cell table:style-name="ce3" office:value-type="float" office:value="0.0000323">
            <text:p>3,23E-005</text:p>
          </table:table-cell>
          <table:table-cell table:style-name="ce3" table:formula="of:=[.G30]/1000" office:value-type="float" office:value="0.001">
            <text:p>1,00E-003</text:p>
          </table:table-cell>
          <table:table-cell table:style-name="ce7" table:formula="of:=[.F15]*[.G15]" office:value-type="float" office:value="0.0000000323">
            <text:p>3,23E-008</text:p>
          </table:table-cell>
          <table:table-cell table:style-name="ce4" office:value-type="float" office:value="0.000015">
            <text:p>1,50E-005</text:p>
          </table:table-cell>
          <table:table-cell table:formula="of:=[.I15]*100" office:value-type="float" office:value="0.0015">
            <text:p>1,50E-003</text:p>
          </table:table-cell>
          <table:table-cell office:value-type="float" office:value="0.0000861">
            <text:p>8,61E-005</text:p>
          </table:table-cell>
          <table:table-cell table:formula="of:=[.K15]/[.J15]" office:value-type="float" office:value="0.0574">
            <text:p>5,74E-002</text:p>
          </table:table-cell>
          <table:table-cell/>
          <table:table-cell table:style-name="ce4" office:value-type="float" office:value="0.000007">
            <text:p>7,00E-006</text:p>
          </table:table-cell>
          <table:table-cell table:formula="of:=[.N15]*100" office:value-type="float" office:value="0.0007">
            <text:p>7,00E-004</text:p>
          </table:table-cell>
          <table:table-cell office:value-type="float" office:value="0.000042">
            <text:p>4,20E-005</text:p>
          </table:table-cell>
          <table:table-cell table:formula="of:=[.P15]/[.O15]" office:value-type="float" office:value="0.06">
            <text:p>6,00E-002</text:p>
          </table:table-cell>
        </table:table-row>
        <table:table-row table:style-name="ro1">
          <table:table-cell table:number-columns-repeated="8"/>
          <table:table-cell table:style-name="ce4" office:value-type="float" office:value="0.00002">
            <text:p>2,00E-005</text:p>
          </table:table-cell>
          <table:table-cell table:formula="of:=[.I16]*100" office:value-type="float" office:value="0.002">
            <text:p>2,00E-003</text:p>
          </table:table-cell>
          <table:table-cell office:value-type="float" office:value="0.000114">
            <text:p>1,14E-004</text:p>
          </table:table-cell>
          <table:table-cell table:formula="of:=[.K16]/[.J16]" office:value-type="float" office:value="0.057">
            <text:p>5,70E-002</text:p>
          </table:table-cell>
          <table:table-cell/>
          <table:table-cell table:style-name="ce4" office:value-type="float" office:value="0.0000063">
            <text:p>6,30E-006</text:p>
          </table:table-cell>
          <table:table-cell table:formula="of:=[.N16]*100" office:value-type="float" office:value="0.00063">
            <text:p>6,30E-004</text:p>
          </table:table-cell>
          <table:table-cell office:value-type="float" office:value="0.0000396">
            <text:p>3,96E-005</text:p>
          </table:table-cell>
          <table:table-cell table:formula="of:=[.P16]/[.O16]" office:value-type="float" office:value="0.0628571428571429">
            <text:p>6,29E-002</text:p>
          </table:table-cell>
        </table:table-row>
        <table:table-row table:style-name="ro1">
          <table:table-cell table:number-columns-repeated="8"/>
          <table:table-cell table:style-name="ce4" office:value-type="float" office:value="0.000026">
            <text:p>2,60E-005</text:p>
          </table:table-cell>
          <table:table-cell table:formula="of:=[.I17]*100" office:value-type="float" office:value="0.0026">
            <text:p>2,60E-003</text:p>
          </table:table-cell>
          <table:table-cell office:value-type="float" office:value="0.000135">
            <text:p>1,35E-004</text:p>
          </table:table-cell>
          <table:table-cell table:formula="of:=[.K17]/[.J17]" office:value-type="float" office:value="0.0519230769230769">
            <text:p>5,19E-002</text:p>
          </table:table-cell>
          <table:table-cell/>
          <table:table-cell table:style-name="ce4" office:value-type="float" office:value="0.0000057">
            <text:p>5,70E-006</text:p>
          </table:table-cell>
          <table:table-cell table:formula="of:=[.N17]*100" office:value-type="float" office:value="0.00057">
            <text:p>5,70E-004</text:p>
          </table:table-cell>
          <table:table-cell office:value-type="float" office:value="0.000038">
            <text:p>3,80E-005</text:p>
          </table:table-cell>
          <table:table-cell table:formula="of:=[.P17]/[.O17]" office:value-type="float" office:value="0.0666666666666667">
            <text:p>6,67E-002</text:p>
          </table:table-cell>
        </table:table-row>
        <table:table-row table:style-name="ro1">
          <table:table-cell table:number-columns-repeated="8"/>
          <table:table-cell table:style-name="ce4" office:value-type="float" office:value="0.000029">
            <text:p>2,90E-005</text:p>
          </table:table-cell>
          <table:table-cell table:formula="of:=[.I18]*100" office:value-type="float" office:value="0.0029">
            <text:p>2,90E-003</text:p>
          </table:table-cell>
          <table:table-cell office:value-type="float" office:value="0.000144">
            <text:p>1,44E-004</text:p>
          </table:table-cell>
          <table:table-cell table:formula="of:=[.K18]/[.J18]" office:value-type="float" office:value="0.0496551724137931">
            <text:p>4,97E-002</text:p>
          </table:table-cell>
          <table:table-cell/>
          <table:table-cell table:style-name="ce4" office:value-type="float" office:value="0.0000049">
            <text:p>4,90E-006</text:p>
          </table:table-cell>
          <table:table-cell table:formula="of:=[.N18]*100" office:value-type="float" office:value="0.00049">
            <text:p>4,90E-004</text:p>
          </table:table-cell>
          <table:table-cell office:value-type="float" office:value="0.0000343">
            <text:p>3,43E-005</text:p>
          </table:table-cell>
          <table:table-cell table:formula="of:=[.P18]/[.O18]" office:value-type="float" office:value="0.07">
            <text:p>7,00E-002</text:p>
          </table:table-cell>
        </table:table-row>
        <table:table-row table:style-name="ro1">
          <table:table-cell office:value-type="string">
            <text:p>Ie [mA]</text:p>
          </table:table-cell>
          <table:table-cell table:number-columns-repeated="7"/>
          <table:table-cell table:style-name="ce4" office:value-type="float" office:value="0.000035">
            <text:p>3,50E-005</text:p>
          </table:table-cell>
          <table:table-cell table:formula="of:=[.I19]*100" office:value-type="float" office:value="0.0035">
            <text:p>3,50E-003</text:p>
          </table:table-cell>
          <table:table-cell office:value-type="float" office:value="0.000176">
            <text:p>1,76E-004</text:p>
          </table:table-cell>
          <table:table-cell table:formula="of:=[.K19]/[.J19]" office:value-type="float" office:value="0.0502857142857143">
            <text:p>5,03E-002</text:p>
          </table:table-cell>
          <table:table-cell/>
          <table:table-cell table:style-name="ce4" office:value-type="float" office:value="0.0000043">
            <text:p>4,30E-006</text:p>
          </table:table-cell>
          <table:table-cell table:formula="of:=[.N19]*100" office:value-type="float" office:value="0.00043">
            <text:p>4,30E-004</text:p>
          </table:table-cell>
          <table:table-cell office:value-type="float" office:value="0.0000316">
            <text:p>3,16E-005</text:p>
          </table:table-cell>
          <table:table-cell table:formula="of:=[.P19]/[.O19]" office:value-type="float" office:value="0.0734883720930233">
            <text:p>7,35E-002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number-columns-repeated="5"/>
          <table:table-cell office:value-type="string">
            <text:p>Ie [mA]</text:p>
          </table:table-cell>
          <table:table-cell/>
          <table:table-cell table:style-name="ce4" office:value-type="float" office:value="0.00004">
            <text:p>4,00E-005</text:p>
          </table:table-cell>
          <table:table-cell table:formula="of:=[.I20]*100" office:value-type="float" office:value="0.004">
            <text:p>4,00E-003</text:p>
          </table:table-cell>
          <table:table-cell office:value-type="float" office:value="0.000199">
            <text:p>1,99E-004</text:p>
          </table:table-cell>
          <table:table-cell table:formula="of:=[.K20]/[.J20]" office:value-type="float" office:value="0.04975">
            <text:p>4,98E-002</text:p>
          </table:table-cell>
          <table:table-cell/>
          <table:table-cell table:style-name="ce4" office:value-type="float" office:value="0.0000042">
            <text:p>4,20E-006</text:p>
          </table:table-cell>
          <table:table-cell table:formula="of:=[.N20]*100" office:value-type="float" office:value="0.00042">
            <text:p>4,20E-004</text:p>
          </table:table-cell>
          <table:table-cell office:value-type="float" office:value="0.0000306">
            <text:p>3,06E-005</text:p>
          </table:table-cell>
          <table:table-cell table:formula="of:=[.P20]/[.O20]" office:value-type="float" office:value="0.0728571428571429">
            <text:p>7,29E-002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table:number-columns-repeated="5"/>
          <table:table-cell office:value-type="float" office:value="0.1">
            <text:p>0,1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3">
            <text:p>0,3</text:p>
          </table:table-cell>
          <table:table-cell table:number-columns-repeated="5"/>
          <table:table-cell office:value-type="float" office:value="0.2">
            <text:p>0,2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4">
            <text:p>0,4</text:p>
          </table:table-cell>
          <table:table-cell table:number-columns-repeated="5"/>
          <table:table-cell office:value-type="float" office:value="0.3">
            <text:p>0,3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5">
            <text:p>0,5</text:p>
          </table:table-cell>
          <table:table-cell table:number-columns-repeated="5"/>
          <table:table-cell office:value-type="float" office:value="0.4">
            <text:p>0,4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6">
            <text:p>0,6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7">
            <text:p>0,7</text:p>
          </table:table-cell>
          <table:table-cell table:number-columns-repeated="5"/>
          <table:table-cell office:value-type="float" office:value="0.6">
            <text:p>0,6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8">
            <text:p>0,8</text:p>
          </table:table-cell>
          <table:table-cell table:number-columns-repeated="5"/>
          <table:table-cell office:value-type="float" office:value="0.7">
            <text:p>0,7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.9">
            <text:p>0,9</text:p>
          </table:table-cell>
          <table:table-cell table:number-columns-repeated="5"/>
          <table:table-cell office:value-type="float" office:value="0.8">
            <text:p>0,8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0.9">
            <text:p>0,9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06.10.2011</text:date>, <text:time>21:45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2T11:20:08</meta:creation-date>
    <dc:date>2011-10-06T21:45:17</dc:date>
    <meta:editing-duration>PT11H55M20S</meta:editing-duration>
    <meta:editing-cycles>5</meta:editing-cycles>
    <meta:generator>LibreOffice/3.3$Linux LibreOffice_project/330m19$Build-301</meta:generator>
    <meta:document-statistic meta:table-count="3" meta:cell-count="237" meta:object-count="0"/>
  </office:meta>
</office:document-meta>
</file>